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dash" draw:stroke-dash="Dash_20_2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dash" draw:stroke-dash="Dash_20_2" svg:stroke-width="0.026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margin-top="0cm" fo:margin-bottom="0cm" fo:line-height="95%" fo:text-indent="0cm" style:punctuation-wrap="hanging" style:line-break="strict" style:writing-mode="lr-tb"/>
    </style:style>
    <style:style style:name="P3" style:family="paragraph">
      <style:paragraph-properties fo:text-align="center" style:writing-mode="lr-tb"/>
    </style:style>
    <style:style style:name="T1" style:family="text">
      <style:text-properties fo:color="#333333" style:text-position="0% 100%" fo:font-family="Arial" style:font-family-generic="swiss" style:font-pitch="variable" fo:font-size="16pt" fo:language="es" fo:country="ES" fo:font-weight="bold" style:font-family-asian="'Arial Unicode MS'" style:font-pitch-asian="variable" style:font-size-asian="16pt" style:font-weight-asian="bold" style:font-family-complex="'Arial Unicode MS'" style:font-pitch-complex="variable" style:font-size-complex="16pt" style:font-weight-complex="bold"/>
    </style:style>
    <style:style style:name="T2" style:family="text">
      <style:text-properties fo:color="#333333" style:text-position="0% 100%" fo:font-family="Arial" style:font-family-generic="swiss" style:font-pitch="variable" fo:font-size="14pt" fo:language="es" fo:country="ES" fo:font-weight="bold" style:font-family-asian="'Arial Unicode MS'" style:font-pitch-asian="variable" style:font-size-asian="14pt" style:font-weight-asian="bold" style:font-family-complex="'Arial Unicode MS'" style:font-pitch-complex="variable" style:font-size-complex="14pt" style:font-weight-complex="bold"/>
    </style:style>
    <style:style style:name="T3" style:family="text">
      <style:text-properties fo:color="#b3b3b3" style:text-position="0% 100%" fo:font-family="Arial" style:font-family-generic="swiss" style:font-pitch="variable" fo:font-size="16pt" fo:language="es" fo:country="ES" style:font-family-asian="'Arial Unicode MS'" style:font-pitch-asian="variable" style:font-size-asian="16pt" style:font-family-complex="'Arial Unicode MS'" style:font-pitch-complex="variable" style:font-size-complex="16pt"/>
    </style:style>
    <style:style style:name="T4" style:family="text">
      <style:text-properties fo:color="#cccccc" style:text-position="0% 100%" fo:font-family="Arial" style:font-family-generic="swiss" style:font-pitch="variable" fo:font-size="16pt" fo:language="es" fo:country="ES" style:font-family-asian="'Arial Unicode MS'" style:font-pitch-asian="variable" style:font-size-asian="16pt" style:font-family-complex="'Arial Unicode MS'" style:font-pitch-complex="variable" style:font-size-complex="16pt"/>
    </style:style>
    <style:style style:name="T5" style:family="text">
      <style:text-properties fo:color="#333333" style:text-position="0% 100%" fo:font-family="Arial" style:font-family-generic="swiss" style:font-pitch="variable" fo:font-size="24pt" fo:language="es" fo:country="ES" fo:font-weight="bold" style:font-family-asian="'Arial Unicode MS'" style:font-pitch-asian="variable" style:font-size-asian="24pt" style:font-weight-asian="bold" style:font-family-complex="'Arial Unicode MS'" style:font-pitch-complex="variable" style:font-size-complex="24pt" style:font-weight-complex="bold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3.501cm" svg:height="1.001cm" svg:x="10.887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161cm" svg:height="1.001cm" svg:x="11.879cm" svg:y="14.199cm">
          <text:list text:style-name="L1">
            <text:list-header>
              <text:p text:style-name="P2"><text:span text:style-name="T1">Q5SIF0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4cm" svg:height="0.807cm" svg:x="21.386cm" svg:y="14.393cm">
          <text:list text:style-name="L1">
            <text:list-header>
              <text:p text:style-name="P2"><text:span text:style-name="T1">ATP bind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3.999cm" svg:height="0.807cm" svg:x="15.385cm" svg:y="12.726cm">
          <text:list text:style-name="L1">
            <text:list-header>
              <text:p text:style-name="P2"><text:span text:style-name="T2">participates_i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3" draw:layer="layout" svg:x1="14.384cm" svg:y1="13.533cm" svg:x2="20.385cm" svg:y2="13.538cm">
          <text:p/>
        </draw:line>
        <draw:custom-shape draw:style-name="gr1" draw:text-style-name="P1" draw:layer="layout" svg:width="3.502cm" svg:height="1.001cm" svg:x="20.385cm" svg:y="13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161cm" svg:height="1.001cm" svg:x="10.225cm" svg:y="7.598cm">
          <text:list text:style-name="L1">
            <text:list-header>
              <text:p text:style-name="P2"><text:span text:style-name="T1">Protei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3" draw:layer="layout" svg:x1="12.241cm" svg:y1="12.854cm" svg:x2="11.337cm" svg:y2="8.348cm">
          <text:p/>
        </draw:line>
        <draw:custom-shape draw:style-name="gr5" draw:text-style-name="P1" draw:layer="layout" svg:width="3.81cm" svg:height="0.895cm" svg:x="11.985cm" svg:y="10.2cm">
          <text:list text:style-name="L1">
            <text:list-header>
              <text:p text:style-name="P2"><text:span text:style-name="T1">rdf:typ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3" draw:layer="layout" svg:x1="22.586cm" svg:y1="12.854cm" svg:x2="24.385cm" svg:y2="8.348cm">
          <text:p/>
        </draw:line>
        <draw:custom-shape draw:style-name="gr5" draw:text-style-name="P1" draw:layer="layout" svg:width="3.81cm" svg:height="0.895cm" svg:x="23.772cm" svg:y="10.306cm">
          <text:list text:style-name="L1">
            <text:list-header>
              <text:p text:style-name="P2"><text:span text:style-name="T1">rdf:typ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3.802cm" svg:height="1.001cm" svg:x="11.786cm" svg:y="3.801cm">
          <text:list text:style-name="L1">
            <text:list-header>
              <text:p text:style-name="P2"><text:span text:style-name="T1">Biomolecul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3" draw:layer="layout" svg:x1="11.385cm" svg:y1="7.451cm" svg:x2="12.585cm" svg:y2="4.748cm">
          <text:p/>
        </draw:line>
        <draw:custom-shape draw:style-name="gr5" draw:text-style-name="P1" draw:layer="layout" svg:width="6.412cm" svg:height="0.895cm" svg:x="12.174cm" svg:y="5.909cm">
          <text:list text:style-name="L1">
            <text:list-header>
              <text:p text:style-name="P2"><text:span text:style-name="T1">rdfs:subClassO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3" draw:layer="layout" svg:x1="0.784cm" svg:y1="9.6cm" svg:x2="27.785cm" svg:y2="9.604cm">
          <text:p/>
        </draw:line>
        <draw:custom-shape draw:style-name="gr5" draw:text-style-name="P1" draw:layer="layout" svg:width="1.94cm" svg:height="0.896cm" svg:x="3.245cm" svg:y="16.999cm">
          <text:list text:style-name="L1">
            <text:list-header>
              <text:p text:style-name="P2"><text:span text:style-name="T1">Cyc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3.502cm" svg:height="1.001cm" svg:x="2.486cm" svg:y="15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0.939cm" svg:y1="13.6cm" svg:x2="5.934cm" svg:y2="15.998cm">
          <text:p/>
        </draw:line>
        <draw:custom-shape draw:style-name="gr5" draw:text-style-name="P1" draw:layer="layout" svg:width="3.81cm" svg:height="0.895cm" svg:x="7.386cm" svg:y="15.108cm">
          <text:list text:style-name="L1">
            <text:list-header>
              <text:p text:style-name="P2"><text:span text:style-name="T1">owl:same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9.203cm" svg:height="7.003cm" svg:x="0.387cm" svg:y="12.801cm">
          <text:p/>
          <draw:enhanced-geometry svg:viewBox="0 0 9201 7001" draw:type="non-primitive" draw:enhanced-path="M 0 0 A C 9000 2200 9200 7000 9200 7000 A N"/>
        </draw:custom-shape>
        <draw:custom-shape draw:style-name="gr7" draw:text-style-name="P1" draw:layer="layout" svg:width="6.002cm" svg:height="9.803cm" svg:x="8.986cm" svg:y="10.001cm">
          <text:p/>
          <draw:enhanced-geometry svg:viewBox="0 0 6001 9201" draw:type="non-primitive" draw:enhanced-path="M 0 0 A C 1200 6200 6000 9200 6000 9200 A N"/>
        </draw:custom-shape>
        <draw:custom-shape draw:style-name="gr5" draw:text-style-name="P1" draw:layer="layout" svg:width="4.141cm" svg:height="0.896cm" svg:x="6.843cm" svg:y="19.001cm">
          <text:list text:style-name="L2">
            <text:list-header>
              <text:p text:style-name="P2"><text:span text:style-name="T3">Dataset</text:span><text:span text:style-name="T4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1" draw:layer="layout" svg:width="4.14cm" svg:height="0.895cm" svg:x="14.587cm" svg:y="18.706cm">
          <text:list text:style-name="L2">
            <text:list-header>
              <text:p text:style-name="P2"><text:span text:style-name="T3">Dataset</text:span><text:span text:style-name="T4"> 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3" draw:layer="layout" svg:x1="4.387cm" svg:y1="15.402cm" svg:x2="10.988cm" svg:y2="8.347cm">
          <text:p/>
        </draw:line>
        <draw:custom-shape draw:style-name="gr5" draw:text-style-name="P1" draw:layer="layout" svg:width="3.81cm" svg:height="0.895cm" svg:x="4.175cm" svg:y="11.906cm">
          <text:list text:style-name="L1">
            <text:list-header>
              <text:p text:style-name="P2"><text:span text:style-name="T1">rdf:typ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1" draw:layer="layout" svg:width="11.61cm" svg:height="2.183cm" svg:x="0.19cm" svg:y="6.801cm">
          <text:list text:style-name="L1">
            <text:list-header>
              <text:p text:style-name="P2"><text:span text:style-name="T5">Vocabulario </text:span></text:p>
              <text:p text:style-name="P2"><text:span text:style-name="T5">(Ontologia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1" draw:layer="layout" svg:width="6.398cm" svg:height="0.896cm" svg:x="21.599cm" svg:y="7.505cm">
          <text:list text:style-name="L1">
            <text:list-header>
              <text:p text:style-name="P2"><text:span text:style-name="T1">Molecular Fun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1" draw:layer="layout" svg:width="11.61cm" svg:height="1.217cm" svg:x="0.19cm" svg:y="10.183cm">
          <text:list text:style-name="L1">
            <text:list-header>
              <text:p text:style-name="P2"><text:span text:style-name="T5">Instancia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2" draw:display-name="Dash 2" draw:style="rect" draw:dots1="1" draw:dots1-length="0.026cm" draw:distance="0.026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u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kel Aranguren</meta:initial-creator>
    <meta:creation-date>2013-02-14T12:33:40</meta:creation-date>
    <dc:date>2013-02-14T12:37:10</dc:date>
    <dc:creator>Mikel Aranguren</dc:creator>
    <meta:editing-duration>P0D</meta:editing-duration>
    <meta:editing-cycles>1</meta:editing-cycles>
    <meta:document-statistic meta:object-count="51"/>
    <meta:generator>LibreOffice/3.5$Linux_X86_64 LibreOffice_project/350m1$Build-2</meta:generator>
  </office:meta>
</office:document-meta>
</file>